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1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font-name="Times New Roman1" style:text-underline-style="none"/>
    </style:style>
    <style:style style:name="T11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Duran, Simeon ben Zemah, 1361-1444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hasda<text:span text:style-name="T1">ï</text:span><text:span text:style-name="T2"> Kreskas, Abraham Hasda</text:span><text:span text:style-name="T1">ï</text:span><text:span text:style-name="T2">, Gersonides, Simeon Duran, Joseph Albo, Solomon Ben Verga, Jerome de Santa F</text:span><text:span text:style-name="T1">é</text:span></text:p>
      <text:p text:style-name="P5">Additional Places mentioned: Barcelona, Spain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2">Post Biblical/</text:p>
      <text:p text:style-name="P2">60./</text:p>
      <text:p text:style-name="P2"/>
      <text:p text:style-name="P3">[Page 1]</text:p>
      <text:p text:style-name="P3">Chasda<text:span text:style-name="T1">ï</text:span><text:span text:style-name="T2"> Kreskas, whose name I had occasion to men-/-tion in connection with the principal work of Gersonides,/ which work he severely criticised, sprung from </text:span><text:span text:style-name="T3">an illustrious</text:span><text:span text:style-name="T5"> noble stock./ <text:s/></text:span><text:span text:style-name="T3">family</text:span><text:span text:style-name="T5"> Among his ancestors, he reckoned Abraham Hasda</text:span><text:span text:style-name="T8">ï</text:span><text:span text:style-name="T5">,/ to whose facile pen and poetical vein we owe the book,/ </text:span><text:span text:style-name="T6">Ben Ha-Melch Ve-hannazir</text:span><text:span text:style-name="T7">, "the king's son and his mentor,"/--an excellent production, contrasting royalty that weilds/ a sceptre to strike down the powerless with the rule/ of an enlightened and beneficent Prince. <text:s/>I incline to/ differ with some who deny to Abraham Hasda</text:span><text:span text:style-name="T9">ï</text:span><text:span text:style-name="T7"> the/ authorship of that book and attribute to him simply/ the merit of a translation. <text:s/>That as a great Arab-/-ist he rendered into flowing Hebrew a number of valuable/ writings by Jews and by Mohammedans, is true, but/ </text:span><text:span text:style-name="T6">Ben Ha-Melch Ve-hannazir</text:span><text:span text:style-name="T7"> bears the stamp of original-/-ity in the holy tongue. <text:s/>Like that illustrious pre-/-decessor of his, Hasda</text:span><text:span text:style-name="T9">ï</text:span><text:span text:style-name="T7"> Kreskas was born and lived/ long in Barcelona. <text:s/>Later in life, towards the </text:span><text:span text:style-name="T4">close</text:span><text:span text:style-name="T7"> </text:span><text:soft-page-break/><text:span text:style-name="T7">sixth decade/ of the XIVth century, he was chosen Rabbi of the/ Hebrew Congregations at Saragossa, where his re-/</text:span><text:span text:style-name="T4">-putation</text:span><text:span text:style-name="T7">-nown for learning extended far and wide./ <text:s/></text:span><text:span text:style-name="T4">It is even related that the reigning Monarch advised</text:span><text:span text:style-name="T7">/ </text:span></text:p>
      <text:p text:style-name="P6"/>
      <text:p text:style-name="P6">[Page 2]</text:p>
      <text:p text:style-name="P3"><text:span text:style-name="T7">So very much was he esteemed for his </text:span><text:span text:style-name="T4">learning,</text:span><text:span text:style-name="T7"> erudition, that/ high officials at the court of John I, asked him/ to write a book on </text:span><text:span text:style-name="T4">morals and</text:span><text:span text:style-name="T7"> science and morals, which he/ agreed to prepare and which he satisfactorily com-/-posed in the Spanish language. <text:s/>It is even related/ that the King himself advised with Kreskas upon/ matters regarding the government, but whether that/ and less </text:span><text:span text:style-name="T4">probable</text:span><text:span text:style-name="T7"> credible statements be real, or ought to be relegated/ to the domains of the legendary, certain it is that the/ Saragossa Rabbi enjoyed a vast reputation among/ his brethren in faith to whom he ministered. <text:s/>And here I may/ say, what perhaps has never occurred to me to/ tell before; I mean, that the Rabbinate was not/ then a source of revenue to its professors. <text:s/>Acting/ on the Talmudical principle, that as we were taught/ Divine laws gratuitously, so must we impart them/ without compensation [Hebrew], our religious/ guides served the Jewish community every-/-where for nothing. <text:s/>However: In Spain and Portugal,/ during the middle ages, the knowledge of medicine/ procured the Rabbis a livelihood, for, they largely/ exercised the art of physicians and surgeons. <text:s/>The/ first that history reported to have </text:span><text:span text:style-name="T4">broken through</text:span><text:span text:style-name="T7"> deviated from a universal/ rule and to have become a salaried officer in the Synagogue,/</text:span></text:p>
      <text:p text:style-name="P6"/>
      <text:p text:style-name="P6">[Page 3]</text:p>
      <text:p text:style-name="P3"><text:span text:style-name="T7">was Simon, or Simeon Duran. <text:s/>He had fled from/ Spain early in the XV</text:span><text:span text:style-name="T4">th</text:span><text:span text:style-name="T7"> century and had settled in/ Algier, but he arrived there poor--his property having/ been confiscated--and his abilities, as a medical doctor, did/ not find the same scope among African Arabs as/ among the Moors in the </text:span><text:span text:style-name="T4">peninsula,</text:span><text:span text:style-name="T7"> south west </text:span><text:span text:style-name="T4">of</text:span><text:span text:style-name="T7"> peninsula of/ Europe. <text:s/></text:span><text:span text:style-name="T4">By reason of</text:span><text:span text:style-name="T7"> Upon that scene he justified the ac-/-ceptance of pay for a position, which his splendid/ attainments, as a scholar, highly dignified./ <text:s/></text:span></text:p>
      <text:p text:style-name="P3"><text:span text:style-name="T7">Kreskas found in Duran a determined antagonist,/ ready to defend his distant relative, Gersonides./ <text:s/>For, as I have already stated, Hasda</text:span><text:span text:style-name="T9">ï</text:span><text:span text:style-name="T7"> Kreskas arose/ energetically to combat the views of the author/ of </text:span><text:span text:style-name="T6">Milchamoth Ha-shem</text:span><text:span text:style-name="T7">, "the battles of the Lord"./ <text:s/>To that end, he projected a colossal work that/ should </text:span><text:span text:style-name="T4">set aside of</text:span><text:span text:style-name="T7"> supersede all of Maimonides' gigatic[sic!] </text:span><text:span text:style-name="T4">works</text:span><text:span text:style-name="T7"> productions./ <text:s/>That ambitious emanation of his </text:span><text:span text:style-name="T4">thoughts</text:span><text:span text:style-name="T7"> mind he intend-/-ed to call </text:span><text:span text:style-name="T6">Ner Mitzvah</text:span><text:span text:style-name="T7"> <text:s/>"A lamp to the command-/-ment". <text:s/>It should contain every subject explanatory/ of the ordinances of the Jewish religion and the sys-/-tem of Jewish philosophy. <text:s/>Whether his attempt/ was crowned with success, could not be now ascertained./ <text:s/>For, only one portion of the vast undertaking reached/</text:span></text:p>
      <text:p text:style-name="P6"/>
      <text:p text:style-name="P6">[Page 4]</text:p>
      <text:p text:style-name="P3"><text:span text:style-name="T7">posterity. <text:s/>It bears the title of </text:span><text:span text:style-name="T4">F</text:span><text:span text:style-name="T7"> </text:span><text:span text:style-name="T6">Or Ha-shem</text:span><text:span text:style-name="T7">/ "the light of the Lord." <text:s/>It is a very comprehensive intro-/-duction to the main work, </text:span><text:span text:style-name="T6">Ner Mitzvah</text:span><text:span text:style-name="T7">. <text:s/>Judging/ from what Kreskas has left behind, we may not/ hesitate to give him credit for depth of thought,/ originality and a complete familiarity with the/ writings of his predecessors. <text:s/>But truth compels/ the acknowledgment that he also occasionally/ mistook a will with the wisp for a heavenly light,/ and fell into philosophic errors, not less mislead-/-ing than those which he detected and censured in others./</text:span></text:p>
      <text:p text:style-name="P3"><text:span text:style-name="T7">However, I have made a brief reference to Hasda</text:span><text:span text:style-name="T9">ï</text:span><text:span text:style-name="T7">/ Kreskas, chiefly for the purpose of introducing/ his famous pupil. <text:s/>We may thank the teacher,/ who learnedly discussed the foundation and number/ of Jewish dogmas, for the inspiration which brought/ forth such a book as that wherewith Joseph/ Albo enriched Hebrew literature. <text:s/>Reserving for/ another time to speak of the contents of that production,/ I prefer to allude now to the personal services which/ that son of Israel rendered to Judaism, and show why/ I love him and wish that all may cherish his/ memory. <text:s/>Persons who are apt to look/ upon Spain of medieval ages as the paradise of Jews,/</text:span></text:p>
      <text:p text:style-name="P6"/>
      <text:p text:style-name="P6"><text:soft-page-break/>[Page 5]</text:p>
      <text:p text:style-name="P3"><text:span text:style-name="T7">ought to pause and notice the not infrequent out-/-breaks against our people, both in the kingdom of/ </text:span><text:span text:style-name="T4">Castile</text:span><text:span text:style-name="T7"> Lordoun[?] and that of Leon. <text:s/>Religious prejudices foment-/-ed by the Mosque and by the Church, forced some/ of </text:span><text:span text:style-name="T4">our</text:span><text:span text:style-name="T7"> the worthiest </text:span><text:span text:style-name="T4">ones</text:span><text:span text:style-name="T7"> among us, to take up the staff of pilgrim-/-age and wander abroad. <text:s/>But at times--I record/ it with unutterable shame--at times, rebels from/ our </text:span><text:span text:style-name="T4">midst</text:span><text:span text:style-name="T7"> own fold, exposed us to imminent dan-/-gers. <text:s/>It was so in the XV century. <text:s/>An aposta-/-te Joshua La Rocca, who at his </text:span><text:span text:style-name="T4">pubtism</text:span><text:span text:style-name="T7"> baptism assumed/ the name of Jerome de Santa F</text:span><text:span text:style-name="T9">é</text:span><text:span text:style-name="T7"> gained the favor/ of the rival Pope Benedict XIII residing then </text:span><text:span text:style-name="T4">living</text:span><text:span text:style-name="T7"> at Avignon, and induced the </text:span><text:span text:style-name="T4">Roman</text:span><text:span text:style-name="T7"> Pontiff/ to request King Ferdinand of Aragon to issue/ a royal mandate. <text:s/>Jews who enjoyed the highest/ reputation for their erudition, should be sent for,/ and at Tortosa they should hold a public con-/-troversy with him, who had given away the Unity/ to embrace the trinity. <text:s/>Joseph Albo of Monreal/ was known as a ripe scholar; </text:span><text:span text:style-name="T4">and</text:span><text:span text:style-name="T7"> he was therefore selected among/ the number pointed out by the recreant Joshua La Rocca,/ as those whom he hoped to bring to public </text:span><text:span text:style-name="T4">shame and</text:span><text:span text:style-name="T7">/ confusion and disgrace. <text:s/>The challenge was accepted, but not with/ a light heart. <text:s/>The controversialists may have remembered the/ sorrows which a similar occasion had heaped upon Nachmanides./</text:span></text:p>
      <text:p text:style-name="P3"><text:span text:style-name="T7"/></text:p>
      <text:p text:style-name="P3"><text:span text:style-name="T7">[Page 6]</text:span></text:p>
      <text:p text:style-name="P3"><text:span text:style-name="T7">In the present instance, the Pope presided and opened/ the session nearly in the following language: "Jews, ye that/ in olden times were God's chosen people, but who are/ now rejected because of your sin, be not backwards/ in this disputation. <text:s/>No harm shall befall you. <text:s/>Speak/ out your minds with courage. <text:s/>Jerome purposes to/ prove form your Talmud that the Messiah </text:span><text:span text:style-name="T6">did</text:span><text:span text:style-name="T7">/ come. <text:s/>You can judge best whether he is wide awake,/ or whether he is dreaming. <text:s/>Think over the matter/ and return to-morrow." <text:s/>So saying, he ordered that/ the messengers be properly housed and provided with/ such food as they could conscientiously partake of./ <text:s/>The next day, Joseph Albo and his colleagues were/ taken aback on seeing the hall filled with Cardinals,/ Archbishops and Bishops clothed in their official/ robes, and laymen of high standing among Roman/ Catholics, altogether counting </text:span><text:span text:style-name="T4">nearly</text:span><text:span text:style-name="T7"> almost a thousand per-/-sons. <text:s/>Nevertheless, </text:span><text:span text:style-name="T4">they to</text:span><text:span text:style-name="T7"> the defenders of our laws and/ traditions braced up, and jointly pronounced the Rab-/-binical benediction [Hebrew]/ "Blessed be He who has bestowed some of His glory/ upon mortal beings." <text:s/>The Pope began: "Jewish Rab-/-bins know for sure that I did not send for you/</text:span></text:p>
      <text:p text:style-name="P3"><text:span text:style-name="T7"/></text:p>
      <text:p text:style-name="P3"><text:span text:style-name="T7">[Page 7]</text:span></text:p>
      <text:p text:style-name="P3"><text:span text:style-name="T7">to </text:span><text:span text:style-name="T4">enquire</text:span><text:span text:style-name="T7"> ascertain which of the two religions be true. <text:s/>I/ am convinced that mine is the correct belief, and that/ yours was so once, but that it is no longer so. <text:s/></text:span><text:span text:style-name="T4">But</text:span><text:span text:style-name="T7"> Now,/ Jerome de Santa F</text:span><text:span text:style-name="T9">é</text:span><text:span text:style-name="T7">, wants to quote your superiors,/ the Talmudists, to prove, from their own statement,/ that the Messiah has come. <text:s/>Confine your remarks/ therefore to that point. <text:s/>Let Jerome open the con-/troversy." <text:s/>Unique was that polemics, unique/ because of the length of time it lasted; unique by rea-/-son</text:span><text:span text:style-name="T4">s</text:span><text:span text:style-name="T7"> of the number of distinguished scholars engaged/ in it, and unique through the artful strokes on one/ side, the clever parrying of the blows on the other./ <text:s/>Repeatedly Joseph Albo stood the brunt of the/ battle, resolved to floor and crush the miscreant/ Joshua La Rocca. <text:s/>Gladly would that champion/ of ours and his </text:span><text:span text:style-name="T4">faithful</text:span><text:span text:style-name="T7"> eminent associates have with-/-drawn from a distasteful dispute, but they were/ forcibly dragged into it and continued in it to the/ </text:span><text:span text:style-name="T4">last</text:span><text:span text:style-name="T7"> very end. <text:s/>The event has been recorded by Solomon/ Ben Verga in his </text:span><text:span text:style-name="T6">Shebet Yehudah</text:span><text:span text:style-name="T7">. <text:s/>From that/ </text:span><text:span text:style-name="T4">interesting</text:span><text:span text:style-name="T7"> Hebrew history of our people's sufferings, we/ learn that sixty eight meetings were held, during/ </text:span><text:span text:style-name="T4">twenty</text:span><text:span text:style-name="T7"> twenty one months. <text:s/>The miscreant Jerome de Santa/ F</text:span><text:span text:style-name="T9">é</text:span><text:span text:style-name="T7"> imagined that he could intimidate our faithful/</text:span></text:p>
      <text:p text:style-name="P3"><text:span text:style-name="T7"/></text:p>
      <text:p text:style-name="P3"><text:span text:style-name="T7">[Page 8]</text:span></text:p>
      <text:p text:style-name="P3"><text:span text:style-name="T7">representatives by such sentences as partly quoted/ from our prophets: "Come ye now and let us reason/ together"....but if you refuse and rebel, ye/ shall be devoured by the sword." <text:s/>The Pope also,/ notwithstanding his promise of calm impartiality,/ grew angry when baffled in the hope to entrap/ our </text:span><text:soft-page-break/><text:span text:style-name="T7">men in the net spread out to catch their souls./ <text:s/>But Joseph Albo, having borne a great mental/ strain in rebutting the subtle arguments of the/ apostate, when home again, feared the consequences/ of the long protracted controversy. <text:s/>He left Monreal/ and all </text:span><text:span text:style-name="T4">his</text:span><text:span text:style-name="T7"> its associations and settled in Soria. <text:s/>There/ he sought rest, and there he produced the work/ which gave him immortality and us valuable instruction./ <text:s/>Of that book I shall speak in my next lecture/ of the seri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4:10:05.81</meta:creation-date>
    <dc:date>2013-01-15T12:12:56.07</dc:date>
    <meta:editing-duration>PT1H5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5" meta:word-count="1787" meta:character-count="11166"/>
  </office:meta>
</office:document-meta>
</file>